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862in"/>
    </style:style>
    <style:style style:name="co2" style:family="table-column">
      <style:table-column-properties fo:break-before="auto" style:column-width="4.9638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7.3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000000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Lineageos Devices</text:p>
          </table:table-cell>
          <table:table-cell table:style-name="ce1" office:value-type="string" calcext:value-type="string">
            <text:p>Tunisianet Réf</text:p>
          </table:table-cell>
          <table:table-cell table:style-name="ce1" office:value-type="string" calcext:value-type="string">
            <text:p>Price TN</text:p>
          </table:table-cell>
          <table:table-cell table:style-name="ce1"/>
          <table:table-cell/>
          <table:table-cell table:style-name="ce1" table:number-columns-repeated="1019"/>
        </table:table-row>
        <table:table-row table:style-name="ro2">
          <table:table-cell office:value-type="string" calcext:value-type="string">
            <text:p><text:s/>Samsung Galaxy A52 4G (a52q) 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<text:span text:style-name="T1">1399 / (HorsSTock</text:span>)</text:p>
          </table:table-cell>
          <table:table-cell table:style-name="ce4" office:value-type="string" calcext:value-type="string">
            <text:p><text:a xlink:href="https://www.tunisianet.com.tn/smartphone-tunisie/48945-smartphone-samsung-galaxy-a52-8-go-128-go-blanc-.html" xlink:type="simple">https://www.tunisianet.com.tn/smartphone-tunisie/48945-smartphone-samsung-galaxy-a52-8-go-128-go-blanc-.html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laxy A5 (2017)</text:p>
          </table:table-cell>
          <table:table-cell office:value-type="string" calcext:value-type="string">
            <text:p>SM-A520FD-BL</text:p>
          </table:table-cell>
          <table:table-cell office:value-type="string" calcext:value-type="string">
            <text:p>HorsSTo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laxy A52 4G</text:p>
          </table:table-cell>
          <table:table-cell office:value-type="string" calcext:value-type="string">
            <text:p>SM-A525F-WH</text:p>
          </table:table-cell>
          <table:table-cell office:value-type="string" calcext:value-type="string">
            <text:p>1 399 horsto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laxy A52s 5G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<text:a xlink:href="https://www.samsungtunisie.tn/fr/mobile/877-868-samsung-galaxy-a52s-5g-prix-tunisie.html" xlink:type="simple">https://www.samsungtunisie.tn/fr/mobile/877-868-samsung-galaxy-a52s-5g-prix-tunisie.html</text:a></text:p>
          </table:table-cell>
          <table:table-cell table:number-columns-repeated="1020"/>
        </table:table-row>
        <table:table-row table:style-name="ro2">
          <table:table-cell table:style-name="ce3" table:number-columns-repeated="4"/>
          <table:table-cell/>
          <table:table-cell table:style-name="ce3" table:number-columns-repeated="1019"/>
        </table:table-row>
        <table:table-row table:style-name="ro2">
          <table:table-cell office:value-type="string" calcext:value-type="string">
            <text:p>Xiaomi 11 Lite 5G NE</text:p>
          </table:table-cell>
          <table:table-cell office:value-type="string" calcext:value-type="string">
            <text:p>MI11LITE-8-256-PP</text:p>
          </table:table-cell>
          <table:table-cell office:value-type="string" calcext:value-type="string">
            <text:p>1359 / (HorsSTock)</text:p>
          </table:table-cell>
          <table:table-cell office:value-type="string" calcext:value-type="string">
            <text:p><text:a xlink:href="https://www.tunisianet.com.tn/smartphone-tunisie/53383-smartphone-xiaomi-mi-11-lite-ne-5g-8-go-256-go-bleu.html" xlink:type="simple">https://www.tunisianet.com.tn/smartphone-tunisie/53383-smartphone-xiaomi-mi-11-lite-ne-5g-8-go-256-go-bleu.html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 10 Lite 5G</text:p>
          </table:table-cell>
          <table:table-cell office:value-type="string" calcext:value-type="string">
            <text:p>REDMINOTE10-GY</text:p>
          </table:table-cell>
          <table:table-cell office:value-type="string" calcext:value-type="string">
            <text:p>658 HorsStock</text:p>
          </table:table-cell>
          <table:table-cell office:value-type="string" calcext:value-type="string">
            <text:p><text:a xlink:href="https://www.tunisianet.com.tn/smartphone-tunisie/48185-telephone-portable-xiaomi-redmi-note-10-4g-gris-.html" xlink:type="simple">https://www.tunisianet.com.tn/smartphone-tunisie/48185-telephone-portable-xiaomi-redmi-note-10-4g-gris-.html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 10T</text:p>
          </table:table-cell>
          <table:table-cell office:value-type="string" calcext:value-type="string">
            <text:p><text:s/>MI10TPRO-BK</text:p>
          </table:table-cell>
          <table:table-cell office:value-type="string" calcext:value-type="string">
            <text:p>1799 Horsstock</text:p>
          </table:table-cell>
          <table:table-cell office:value-type="string" calcext:value-type="string">
            <text:p><text:a xlink:href="https://www.tunisianet.com.tn/smartphone-tunisie/46443-smartphone-xiaomi-mi-10t-pro-5g-8-go-256-go-noir.html" xlink:type="simple">https://www.tunisianet.com.tn/smartphone-tunisie/46443-smartphone-xiaomi-mi-10t-pro-5g-8-go-256-go-noir.html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mi 7</text:p>
          </table:table-cell>
          <table:table-cell office:value-type="string" calcext:value-type="string">
            <text:p>REDMI7-BL</text:p>
          </table:table-cell>
          <table:table-cell office:value-type="string" calcext:value-type="string">
            <text:p>489 HORSTOCK</text:p>
          </table:table-cell>
          <table:table-cell office:value-type="string" calcext:value-type="string">
            <text:p>https://www.tunisianet.com.tn/smartphone-tunisie/36728-telephone-portable-xiaomi-redmi-7-4g-bleu-sim-orange-50-go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mi 7A</text:p>
          </table:table-cell>
          <table:table-cell office:value-type="string" calcext:value-type="string">
            <text:p><text:s/>REDMI-7A-RD</text:p>
          </table:table-cell>
          <table:table-cell office:value-type="string" calcext:value-type="string">
            <text:p>399 Horsstock</text:p>
          </table:table-cell>
          <table:table-cell office:value-type="string" calcext:value-type="string">
            <text:p>https://www.tunisianet.com.tn/smartphone-tunisie/37175-telephone-portable-xiaomi-redmi-7a-4g-noir-rouge-sim-orange-50-go-film-de-protection-offert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439</text:p>
          </table:table-cell>
          <table:table-cell office:value-type="string" calcext:value-type="string">
            <text:p>REDMI-9A_GR</text:p>
          </table:table-cell>
          <table:table-cell office:value-type="string" calcext:value-type="string">
            <text:p>309 Horsstock</text:p>
          </table:table-cell>
          <table:table-cell office:value-type="string" calcext:value-type="string">
            <text:p><text:a xlink:href="https://www.tunisianet.com.tn/smartphone-tunisie/43149-telephone-portable-xiaomi-redmi-9a-4g-gris-granite.html" xlink:type="simple">https://www.tunisianet.com.tn/smartphone-tunisie/43149-telephone-portable-xiaomi-redmi-9a-4g-gris-granite.html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mi 9</text:p>
          </table:table-cell>
          <table:table-cell office:value-type="string" calcext:value-type="string">
            <text:p>REDMI9-CG</text:p>
          </table:table-cell>
          <table:table-cell office:value-type="string" calcext:value-type="string">
            <text:p>509 HorsStock</text:p>
          </table:table-cell>
          <table:table-cell office:value-type="string" calcext:value-type="string">
            <text:p>https://www.tunisianet.com.tn/smartphone-tunisie/42704-xiaomi-redmi-9-tunisie.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mi Note 10S</text:p>
          </table:table-cell>
          <table:table-cell office:value-type="string" calcext:value-type="string">
            <text:p><text:s/>NOTE10S-OG</text:p>
          </table:table-cell>
          <table:table-cell office:value-type="string" calcext:value-type="string">
            <text:p>749 HorsSTock </text:p>
          </table:table-cell>
          <table:table-cell office:value-type="string" calcext:value-type="string">
            <text:p><text:a xlink:href="https://www.tunisianet.com.tn/smartphone-tunisie/50450-telephone-portable-xiaomi-redmi-note-10-s-6-go-128-go-gris.html" xlink:type="simple">https://www.tunisianet.com.tn/smartphone-tunisie/50450-telephone-portable-xiaomi-redmi-note-10-s-6-go-128-go-gris.html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mi Note 8</text:p>
          </table:table-cell>
          <table:table-cell office:value-type="string" calcext:value-type="string">
            <text:p>REDMINOTE8-4-64-NB</text:p>
          </table:table-cell>
          <table:table-cell office:value-type="string" calcext:value-type="string">
            <text:p>579 HorsSTock </text:p>
          </table:table-cell>
          <table:table-cell office:value-type="string" calcext:value-type="string">
            <text:p><text:a xlink:href="https://www.tunisianet.com.tn/smartphone-tunisie/38456-xiaomi-redmi-note-8.html" xlink:type="simple">https://www.tunisianet.com.tn/smartphone-tunisie/38456-xiaomi-redmi-note-8.html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mi Note 9 </text:p>
          </table:table-cell>
          <table:table-cell office:value-type="string" calcext:value-type="string">
            <text:p><text:s/>REDMINOTE9-WH</text:p>
          </table:table-cell>
          <table:table-cell office:value-type="string" calcext:value-type="string">
            <text:p>619 HorsSTock </text:p>
          </table:table-cell>
          <table:table-cell office:value-type="string" calcext:value-type="string">
            <text:p><text:a xlink:href="https://www.tunisianet.com.tn/smartphone-tunisie/42074-xiaomi-redmi-note-9-tunisie.html" xlink:type="simple">https://www.tunisianet.com.tn/smartphone-tunisie/42074-xiaomi-redmi-note-9-tunisie.html</text:a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9:41:24.250429508</meta:creation-date>
    <dc:date>2023-12-18T08:28:11.285657568</dc:date>
    <meta:editing-duration>PT15H17M31S</meta:editing-duration>
    <meta:editing-cycles>4</meta:editing-cycles>
    <meta:generator>LibreOffice/7.3.7.2$Linux_X86_64 LibreOffice_project/30$Build-2</meta:generator>
    <meta:document-statistic meta:table-count="1" meta:cell-count="56" meta:object-count="0"/>
  </office:meta>
</office:document-meta>
</file>